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f58d" officeooo:paragraph-rsid="000ef58d"/>
    </style:style>
    <style:style style:name="P2" style:family="paragraph" style:parent-style-name="Standard">
      <style:text-properties officeooo:rsid="000ef58d" officeooo:paragraph-rsid="0016f0c8"/>
    </style:style>
    <style:style style:name="P3" style:family="paragraph" style:parent-style-name="Standard">
      <style:text-properties officeooo:rsid="000ef58d" officeooo:paragraph-rsid="001cd13b"/>
    </style:style>
    <style:style style:name="P4" style:family="paragraph" style:parent-style-name="Standard">
      <style:text-properties fo:font-size="48pt" fo:font-weight="bold" officeooo:rsid="000ef58d" officeooo:paragraph-rsid="000ef58d" style:font-size-asian="48pt" style:font-weight-asian="bold" style:font-size-complex="48pt" style:font-weight-complex="bold"/>
    </style:style>
    <style:style style:name="P5" style:family="paragraph" style:parent-style-name="Standard">
      <style:text-properties fo:font-style="italic" officeooo:rsid="000ef58d" officeooo:paragraph-rsid="000ef58d" style:font-style-asian="italic" style:font-style-complex="italic"/>
    </style:style>
    <style:style style:name="P6" style:family="paragraph" style:parent-style-name="Standard">
      <style:text-properties style:text-underline-style="none" officeooo:rsid="000ef58d" officeooo:paragraph-rsid="000ef58d"/>
    </style:style>
    <style:style style:name="P7" style:family="paragraph" style:parent-style-name="Standard">
      <style:text-properties style:text-underline-style="none" officeooo:rsid="00119629" officeooo:paragraph-rsid="000ef58d"/>
    </style:style>
    <style:style style:name="P8" style:family="paragraph" style:parent-style-name="Standard">
      <style:text-properties fo:font-style="normal" officeooo:rsid="000ef58d" officeooo:paragraph-rsid="000ef58d" style:font-style-asian="normal" style:font-style-complex="normal"/>
    </style:style>
    <style:style style:name="P9" style:family="paragraph" style:parent-style-name="Standard">
      <style:text-properties fo:font-style="normal" officeooo:rsid="0011faf6" officeooo:paragraph-rsid="0011faf6" style:font-style-asian="normal" style:font-style-complex="normal"/>
    </style:style>
    <style:style style:name="P10" style:family="paragraph" style:parent-style-name="Standard">
      <style:text-properties fo:font-weight="bold" officeooo:rsid="000ef58d" officeooo:paragraph-rsid="000ef58d" style:font-weight-asian="bold" style:font-weight-complex="bold"/>
    </style:style>
    <style:style style:name="P11" style:family="paragraph" style:parent-style-name="Standard">
      <style:text-properties fo:font-weight="bold" officeooo:rsid="000ff464" officeooo:paragraph-rsid="000ff464" style:font-weight-asian="bold" style:font-weight-complex="bold"/>
    </style:style>
    <style:style style:name="P12" style:family="paragraph" style:parent-style-name="Standard">
      <style:text-properties officeooo:rsid="00119d29" officeooo:paragraph-rsid="00119d29"/>
    </style:style>
    <style:style style:name="P13" style:family="paragraph" style:parent-style-name="Standard">
      <style:text-properties officeooo:rsid="0011faf6" officeooo:paragraph-rsid="0011faf6"/>
    </style:style>
    <style:style style:name="P14" style:family="paragraph" style:parent-style-name="Standard">
      <style:text-properties fo:font-size="10.5pt" fo:font-style="italic" fo:font-weight="normal" officeooo:rsid="00139f50" officeooo:paragraph-rsid="00139f50" style:font-size-asian="10.5pt" style:font-style-asian="italic" style:font-weight-asian="normal" style:font-size-complex="10.5pt" style:font-style-complex="italic" style:font-weight-complex="normal"/>
    </style:style>
    <style:style style:name="P15" style:family="paragraph" style:parent-style-name="Standard">
      <style:text-properties officeooo:rsid="00167fb4" officeooo:paragraph-rsid="00167fb4"/>
    </style:style>
    <style:style style:name="P16" style:family="paragraph" style:parent-style-name="Standard">
      <style:text-properties officeooo:rsid="00167fb4" officeooo:paragraph-rsid="001cd13b"/>
    </style:style>
    <style:style style:name="P17" style:family="paragraph" style:parent-style-name="Standard">
      <style:text-properties fo:font-size="20pt" fo:font-weight="bold" officeooo:rsid="000ef58d" officeooo:paragraph-rsid="000ef58d" style:font-size-asian="20pt" style:font-weight-asian="bold" style:font-size-complex="20pt" style:font-weight-complex="bold"/>
    </style:style>
    <style:style style:name="P18" style:family="paragraph" style:parent-style-name="Standard">
      <style:text-properties fo:font-size="20pt" fo:font-weight="bold" officeooo:rsid="0016f0c8" officeooo:paragraph-rsid="0016f0c8" style:font-size-asian="20pt" style:font-weight-asian="bold" style:font-size-complex="20pt" style:font-weight-complex="bold"/>
    </style:style>
    <style:style style:name="P19" style:family="paragraph" style:parent-style-name="Standard">
      <style:text-properties fo:font-size="20pt" fo:font-weight="bold" officeooo:rsid="001b226a" officeooo:paragraph-rsid="001b226a" style:font-size-asian="17.5pt" style:font-weight-asian="bold" style:font-size-complex="20pt" style:font-weight-complex="bold"/>
    </style:style>
    <style:style style:name="P20" style:family="paragraph" style:parent-style-name="Standard">
      <style:text-properties fo:font-weight="normal" officeooo:rsid="0011bf6c" officeooo:paragraph-rsid="0011bf6c" style:font-weight-asian="normal" style:font-weight-complex="normal"/>
    </style:style>
    <style:style style:name="P21" style:family="paragraph" style:parent-style-name="Standard">
      <style:text-properties fo:font-weight="normal" officeooo:rsid="00119d29" officeooo:paragraph-rsid="000ef58d" style:font-weight-asian="normal" style:font-weight-complex="normal"/>
    </style:style>
    <style:style style:name="P22" style:family="paragraph" style:parent-style-name="Standard">
      <style:text-properties fo:font-weight="normal" officeooo:rsid="0015e9b1" officeooo:paragraph-rsid="000ef58d" style:font-weight-asian="normal" style:font-weight-complex="normal"/>
    </style:style>
    <style:style style:name="P23" style:family="paragraph" style:parent-style-name="Standard">
      <style:text-properties fo:font-size="12pt" fo:font-weight="normal" officeooo:rsid="001b226a" officeooo:paragraph-rsid="001b226a" style:font-size-asian="10.5pt" style:font-weight-asian="normal" style:font-size-complex="12pt" style:font-weight-complex="normal"/>
    </style:style>
    <style:style style:name="P24" style:family="paragraph" style:parent-style-name="Standard">
      <style:text-properties fo:font-size="12pt" fo:font-weight="normal" officeooo:rsid="001c5e18" officeooo:paragraph-rsid="001c5e18" style:font-size-asian="10.5pt" style:font-weight-asian="normal" style:font-size-complex="12pt" style:font-weight-complex="normal"/>
    </style:style>
    <style:style style:name="P25" style:family="paragraph" style:parent-style-name="Standard">
      <style:text-properties officeooo:rsid="000ef58d" officeooo:paragraph-rsid="000ef58d"/>
    </style:style>
    <style:style style:name="P26" style:family="paragraph" style:parent-style-name="Standard">
      <style:text-properties fo:font-size="12pt" fo:font-weight="normal" officeooo:rsid="001b226a" officeooo:paragraph-rsid="001b226a" style:font-size-asian="10.5pt" style:font-weight-asian="normal" style:font-size-complex="12pt" style:font-weight-complex="normal"/>
    </style:style>
    <style:style style:name="P27" style:family="paragraph" style:parent-style-name="Standard">
      <style:text-properties fo:font-size="12pt" fo:font-weight="normal" officeooo:rsid="001e767c" officeooo:paragraph-rsid="001e767c" style:font-size-asian="10.5pt" style:font-weight-asian="normal" style:font-size-complex="12pt" style:font-weight-complex="normal"/>
    </style:style>
    <style:style style:name="T1" style:family="text">
      <style:text-properties fo:font-size="36pt" style:font-size-asian="36pt" style:font-size-complex="36pt"/>
    </style:style>
    <style:style style:name="T2" style:family="text">
      <style:text-properties style:text-underline-style="none" officeooo:rsid="00119629"/>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39f50" style:font-style-asian="normal" style:font-style-complex="normal"/>
    </style:style>
    <style:style style:name="T6" style:family="text">
      <style:text-properties fo:font-style="normal" officeooo:rsid="00155bd2" style:font-style-asian="normal" style:font-style-complex="normal"/>
    </style:style>
    <style:style style:name="T7" style:family="text">
      <style:text-properties fo:font-style="normal" officeooo:rsid="0018e949" style:font-style-asian="normal" style:font-style-complex="normal"/>
    </style:style>
    <style:style style:name="T8" style:family="text">
      <style:text-properties officeooo:rsid="000ff464"/>
    </style:style>
    <style:style style:name="T9" style:family="text">
      <style:text-properties style:text-underline-style="solid" style:text-underline-width="auto" style:text-underline-color="font-color" officeooo:rsid="00119629"/>
    </style:style>
    <style:style style:name="T10" style:family="text">
      <style:text-properties officeooo:rsid="00119d29"/>
    </style:style>
    <style:style style:name="T11" style:family="text">
      <style:text-properties fo:font-weight="normal" officeooo:rsid="00119d29" style:font-weight-asian="normal" style:font-weight-complex="normal"/>
    </style:style>
    <style:style style:name="T12" style:family="text">
      <style:text-properties fo:font-weight="normal" officeooo:rsid="0011bf6c" style:font-weight-asian="normal" style:font-weight-complex="normal"/>
    </style:style>
    <style:style style:name="T13" style:family="text">
      <style:text-properties fo:font-weight="normal" officeooo:rsid="0011faf6" style:font-weight-asian="normal" style:font-weight-complex="normal"/>
    </style:style>
    <style:style style:name="T14" style:family="text">
      <style:text-properties fo:font-weight="normal" officeooo:rsid="00139f50" style:font-weight-asian="normal" style:font-weight-complex="normal"/>
    </style:style>
    <style:style style:name="T15" style:family="text">
      <style:text-properties fo:font-weight="normal" officeooo:rsid="0015e9b1" style:font-weight-asian="normal" style:font-weight-complex="normal"/>
    </style:style>
    <style:style style:name="T16" style:family="text">
      <style:text-properties fo:font-weight="normal" officeooo:rsid="001e4fb7" style:font-weight-asian="normal" style:font-weight-complex="normal"/>
    </style:style>
    <style:style style:name="T17" style:family="text">
      <style:text-properties officeooo:rsid="0015e9b1"/>
    </style:style>
    <style:style style:name="T18" style:family="text">
      <style:text-properties officeooo:rsid="00167fb4"/>
    </style:style>
    <style:style style:name="T19" style:family="text">
      <style:text-properties officeooo:rsid="0016f0c8"/>
    </style:style>
    <style:style style:name="T20" style:family="text">
      <style:text-properties officeooo:rsid="0018e949"/>
    </style:style>
    <style:style style:name="T21" style:family="text">
      <style:text-properties officeooo:rsid="001c5e18"/>
    </style:style>
    <style:style style:name="T22" style:family="text">
      <style:text-properties officeooo:rsid="001cd13b"/>
    </style:style>
    <style:style style:name="T23" style:family="text">
      <style:text-properties officeooo:rsid="001e4fb7"/>
    </style:style>
    <style:style style:name="T24" style:family="text">
      <style:text-properties officeooo:rsid="001e76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ersonal Project</text:span> </text:p>
      <text:p text:style-name="P5">Nicholas Foisy</text:p>
      <text:p text:style-name="P6"/>
      <text:p text:style-name="P1">I want to do some sort of YouTube clone, using PHP. It is not meant to be used, it's meant to be a physical manifestation of the coding lessons I will take over the school year. I will use the time in class to take coding lessons and to actually make the site.</text:p>
      <text:p text:style-name="P1"/>
      <text:p text:style-name="P17">Features</text:p>
      <text:p text:style-name="P14">(users = channels)</text:p>
      <text:p text:style-name="P10">account<text:span text:style-name="T19">s</text:span></text:p>
      <text:p text:style-name="P1"><text:tab/>-First and Last name, Username, Password, Email</text:p>
      <text:p text:style-name="P1"><text:tab/>-conformation email</text:p>
      <text:p text:style-name="P1"><text:tab/>-profile picture, banner picture</text:p>
      <text:p text:style-name="P1"><text:tab/>-message users</text:p>
      <text:p text:style-name="P13"><text:tab/><text:span text:style-name="T3">profile page</text:span></text:p>
      <text:p text:style-name="P13"><text:span text:style-name="T3"><text:tab/><text:tab/></text:span><text:span text:style-name="T4">-see a channel’s stats, videos, etc</text:span></text:p>
      <text:p text:style-name="P13"><text:span text:style-name="T4"><text:tab/><text:tab/>-</text:span><text:span text:style-name="T5">report the channel</text:span></text:p>
      <text:p text:style-name="P9"><text:tab/><text:tab/>-subscribe/unsubscribe</text:p>
      <text:p text:style-name="P13"><text:span text:style-name="T4"><text:tab/><text:tab/>-</text:span><text:span text:style-name="T6">send message</text:span></text:p>
      <text:p text:style-name="P1"><text:tab/><text:span text:style-name="T3">settings</text:span></text:p>
      <text:p text:style-name="P1"><text:span text:style-name="T3"><text:tab/><text:tab/></text:span><text:span text:style-name="T4">-hide nsfw content </text:span><text:span text:style-name="T7">(channels with NSFW content and NSFW videos will be completely <text:tab/><text:tab/><text:tab/>hidden)</text:span></text:p>
      <text:p text:style-name="P8"><text:tab/><text:tab/>-block users</text:p>
      <text:p text:style-name="P8"><text:tab/><text:tab/>-change recommended content (ex: recommend only tech content)</text:p>
      <text:p text:style-name="P8"><text:tab/><text:tab/></text:p>
      <text:p text:style-name="P10">upload videos</text:p>
      <text:p text:style-name="P1"><text:tab/>-<text:span text:style-name="T8">choose a category (ex: music, video games, tech, etc)</text:span></text:p>
      <text:p text:style-name="P1"><text:tab/>-<text:span text:style-name="T8">Chose mode (private, unlisted, (can only see with link,will not show up in search), public)</text:span></text:p>
      <text:p text:style-name="P1"><text:tab/>-<text:span text:style-name="T8">NSFW/Kid Inappropriate setting (NSFW is </text:span><text:span text:style-name="T9">NOT</text:span><text:span text:style-name="T2"> porn, it is videos with suggestive themes, mild nudity (ex: cleavage), mild violence, etc. Topics that are not allowed: porn, illegal content (ex: how to make a bomb), gore, etc. Videos with content not allowed can be reported)</text:span></text:p>
      <text:p text:style-name="P7"/>
      <text:p text:style-name="P11">watch videos</text:p>
      <text:p text:style-name="P11"><text:tab/><text:span text:style-name="T12">-main feature of site</text:span></text:p>
      <text:p text:style-name="P20"><text:tab/>-read <text:span text:style-name="T23">the</text:span> description <text:span text:style-name="T23">of the video</text:span></text:p>
      <text:p text:style-name="P20"><text:tab/>-see and leave comments</text:p>
      <text:p text:style-name="P20"><text:tab/>-upvote/downvote video (massively downvoted videos will be hidden from the categories, recommended videos, and ranked lower in search queries, while upvoted videos will be the opposite)</text:p>
      <text:p text:style-name="P12"/>
      <text:p text:style-name="P10">browse categories of videos</text:p>
      <text:p text:style-name="P10"><text:tab/><text:span text:style-name="T11">-on a navigation bar, there will be a list of popular categories, like video games, music, technology, etc</text:span></text:p>
      <text:p text:style-name="P21"/>
      <text:p text:style-name="P10">search videos <text:span text:style-name="T10">and users</text:span></text:p>
      <text:p text:style-name="P10"><text:tab/><text:span text:style-name="T11">-search will use tags, and video name</text:span></text:p>
      <text:p text:style-name="P10"><text:soft-page-break/><text:tab/></text:p>
      <text:p text:style-name="P10"/>
      <text:p text:style-name="P10">subscribe to accounts</text:p>
      <text:p text:style-name="P10"><text:tab/><text:span text:style-name="T13">-subscribe </text:span><text:span text:style-name="T14">to channels</text:span></text:p>
      <text:p text:style-name="P10"><text:span text:style-name="T14"><text:tab/>-</text:span><text:span text:style-name="T15">see the newest videos of your subscriptions </text:span><text:span text:style-name="T16">in subscription feed</text:span></text:p>
      <text:p text:style-name="P22"/>
      <text:p text:style-name="P10">see recommended videos</text:p>
      <text:p text:style-name="P1"><text:tab/>-<text:span text:style-name="T17">recommended videos will be videos on an ‘explore’ page, and on the side of videos you’re watching. Recommended videos are videos you have not watched, and relate to what you are watching/watched. They will be sorted in a decreasing order in a point system. Points are accumulated </text:span></text:p>
      <text:p text:style-name="P15">by if they are in the same category of the video(s) you watch, and other videos of the channels you watch/are watching. If you have the NSFW filter on, you will not see NSFW videos</text:p>
      <text:p text:style-name="P1"/>
      <text:p text:style-name="P1">I have no idea how long it will take. Months? <text:span text:style-name="T18">I hope to implement all the features I listed above, but because of my potential inability to implement them, they may not all be there.</text:span> (Note that the learning how to make the website will take longer than making it)</text:p>
      <text:p text:style-name="P1"/>
      <text:p text:style-name="P19">Development Plan</text:p>
      <text:p text:style-name="P23">1. Come up with name, logo, sketch out the website, make a plan for each page</text:p>
      <text:p text:style-name="P23">2. Set up the server to host it (looking at either hosting it locally or putting it online)</text:p>
      <text:p text:style-name="P24">3. Figure out how to make the pages</text:p>
      <text:p text:style-name="P23"><text:span text:style-name="T21">4</text:span>. Make the pages with HTML, CSS, JS</text:p>
      <text:p text:style-name="P24">5. Figure out how I’m gonna do the back-end</text:p>
      <text:p text:style-name="P23"><text:span text:style-name="T21">6</text:span>. Implement the main features (watch videos, upload videos, subscription feed, categories)</text:p>
      <text:p text:style-name="P23"><text:span text:style-name="T21">7</text:span>. Add everything else on my feature list</text:p>
      <text:p text:style-name="P23"/>
      <text:p text:style-name="P27">I will update you on my progress at least at every number</text:p>
      <text:p text:style-name="P1"/>
      <text:p text:style-name="P18">User stories</text:p>
      <text:p text:style-name="P1">I want to upload videos so my friends can see, and YouTube, Dailymotion, Vimeo, etc is t̶o̶o̶ ̶c̶o̶n̶v̶e̶n̶i̶e̶n̶t̶ is a gover<text:span text:style-name="T20">n</text:span>ment run program to capture the lives of everyone and sell their data to <text:span text:style-name="T24">companies</text:span>, so I want a website that will deliver the general features of a video sharing website, <text:span text:style-name="T22">like subscribing to my favourite channels, watching their videos, giving feedback, upvoting/downvoting it, upload content and get it discovered</text:span></text:p>
      <text:p text:style-name="P2">- anonymous user</text:p>
      <text:p text:style-name="P1"/>
      <text:p text:style-name="P16">I love music and want to discover popular and liked songs, so this site’s categories and upvoted/downvote system show me music videos of high quality<text:span text:style-name="T20"> </text:span></text:p>
      <text:p text:style-name="P16"><text:span text:style-name="T20">– </text:span>musicfan123</text:p>
      <text:p text:style-name="P1"/>
      <text:p text:style-name="P3">I'm very bitter and negative, so I want to downvote <text:span text:style-name="T22">and report</text:span> every single thing I see, because of the emptiness in my heart, and th<text:span text:style-name="T18">e upvote/downvote and report system lets me spread my negativity</text:span> </text:p>
      <text:p text:style-name="P3">– ihatepuppi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9:48:17.786000000</meta:creation-date>
    <dc:date>2016-09-10T03:36:09.855000000</dc:date>
    <meta:editing-duration>PT52M3S</meta:editing-duration>
    <meta:editing-cycles>19</meta:editing-cycles>
    <meta:generator>LibreOffice/5.1.2.2$Windows_x86 LibreOffice_project/d3bf12ecb743fc0d20e0be0c58ca359301eb705f</meta:generator>
    <meta:document-statistic meta:table-count="0" meta:image-count="0" meta:object-count="0" meta:page-count="2" meta:paragraph-count="57" meta:word-count="643" meta:character-count="3817" meta:non-whitespace-character-count="3186"/>
  </office:meta>
</office:document-meta>
</file>